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9.251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3.999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bottom" draw:auto-grow-height="false" fo:min-height="6.165cm" fo:min-width="3.948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312cm" fo:min-width="1.427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1.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2.725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7" style:family="graphic" style:parent-style-name="objectwithoutfill">
      <style:graphic-properties svg:stroke-width="0.106cm" svg:stroke-color="#000000" draw:marker-start-width="0.358cm" draw:marker-end="Arrowheads_20_4" draw:marker-end-width="0.458cm" draw:fill="none" draw:textarea-vertical-align="middle" fo:padding-top="0.177cm" fo:padding-bottom="0.177cm" fo:padding-left="0.302cm" fo:padding-right="0.302cm" loext:decorative="false"/>
    </style:style>
    <style:style style:name="gr28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dee6ef"/>
      <style:paragraph-properties fo:text-align="start" style:writing-mode="lr-tb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-color="#e1e047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637cm" svg:height="8.255cm" svg:x="2.905cm" svg:y="7.667cm">
          <text:p text:style-name="P1">AW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Lambda <text:s text:c="2"/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4.189cm" svg:height="1.27cm" svg:x="12.43cm" svg:y="9.816cm">
          <text:p text:style-name="P3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4.763cm" svg:height="1.904cm" svg:x="2.904cm" svg:y="3.541cm">
          <text:p text:style-name="P6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4.445cm" svg:height="1.588cm" svg:x="12.398cm" svg:y="3.539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3.483cm" svg:height="1.27cm" svg:x="24.187cm" svg:y="10.525cm">
          <text:p text:style-name="P3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3.483cm" svg:height="1.27cm" svg:x="24.187cm" svg:y="8.937cm">
          <text:p text:style-name="P3">ChatG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018cm" svg:height="6.985cm" svg:x="3.633cm" svg:y="8.366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6" draw:id="id16" draw:layer="layout" svg:width="2.223cm" svg:height="2.858cm" svg:x="11.825cm" svg:y="12.462cm">
          <text:p text:style-name="P6">RDS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" draw:id="id3" draw:layer="layout" svg:width="3.811cm" svg:height="1.905cm" svg:x="4.235cm" svg:y="8.998cm">
          <text:p text:style-name="P3">Fireblocks</text:p>
          <text:p text:style-name="P3">MP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6" draw:id="id6" draw:layer="layout" svg:width="2.539cm" svg:height="1.269cm" svg:x="19.416cm" svg:y="14.017cm">
          <text:p text:style-name="P3">SQ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15" draw:id="id15" draw:layer="layout" svg:width="3.842cm" svg:height="1.904cm" svg:x="4.2cm" svg:y="12.112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1" draw:layer="layout" draw:type="curve" svg:x1="14.62cm" svg:y1="5.127cm" svg:x2="14.524cm" svg:y2="8.324cm" draw:start-shape="id1" draw:start-glue-point="2" draw:end-shape="id2" draw:end-glue-point="0" svg:d="M14620 5127c0 2398-96 800-96 3197" svg:viewBox="0 0 97 3198">
          <text:p/>
        </draw:connector>
        <draw:connector draw:style-name="gr12" draw:text-style-name="P11" draw:layer="layout" draw:type="curve" svg:x1="6.14cm" svg:y1="8.998cm" svg:x2="5.285cm" svg:y2="5.445cm" draw:start-shape="id3" draw:start-glue-point="0" draw:end-shape="id4" draw:end-glue-point="2" svg:d="M6140 8998c0-2664-855-888-855-3553" svg:viewBox="0 0 856 3554">
          <text:p/>
        </draw:connector>
        <draw:connector draw:style-name="gr12" draw:text-style-name="P11" draw:layer="layout" draw:type="curve" svg:x1="12.43cm" svg:y1="10.451cm" svg:x2="8.046cm" svg:y2="9.95cm" draw:start-shape="id5" draw:start-glue-point="3" draw:end-shape="id3" draw:end-glue-point="1" svg:d="M12430 10451c-3288 0-1096-501-4384-501" svg:viewBox="0 0 4385 502">
          <text:p/>
        </draw:connector>
        <draw:frame draw:style-name="gr13" draw:text-style-name="P12" draw:layer="layout" svg:width="2.585cm" svg:height="0.962cm" svg:x="17.51cm" svg:y="13.055cm">
          <draw:text-box>
            <text:p>queues</text:p>
          </draw:text-box>
        </draw:frame>
        <draw:frame draw:style-name="gr14" draw:text-style-name="P12" draw:layer="layout" svg:width="3.89cm" svg:height="0.962cm" svg:x="7.905cm" svg:y="8.928cm">
          <draw:text-box>
            <text:p><text:s text:c="5"/>validates</text:p>
          </draw:text-box>
        </draw:frame>
        <draw:frame draw:style-name="gr15" draw:text-style-name="P12" draw:layer="layout" svg:width="2.937cm" svg:height="1.673cm" svg:x="8.937cm" svg:y="11.16cm">
          <draw:text-box>
            <text:p>retrieves</text:p>
            <text:p>shard</text:p>
          </draw:text-box>
        </draw:frame>
        <draw:frame draw:style-name="gr16" draw:text-style-name="P12" draw:layer="layout" svg:width="2.16cm" svg:height="0.962cm" svg:x="14.715cm" svg:y="14.008cm">
          <draw:text-box>
            <text:p>writes</text:p>
          </draw:text-box>
        </draw:frame>
        <draw:connector draw:style-name="gr12" draw:text-style-name="P11" draw:layer="layout" draw:type="curve" svg:x1="14.524cm" svg:y1="11.086cm" svg:x2="20.685cm" svg:y2="14.017cm" draw:start-shape="id5" draw:start-glue-point="2" draw:end-shape="id6" draw:end-glue-point="0" svg:d="M14524 11086c0 2199 6161 734 6161 2931" svg:viewBox="0 0 6162 2932">
          <text:p/>
        </draw:connector>
        <draw:connector draw:style-name="gr12" draw:text-style-name="P11" draw:layer="layout" draw:type="curve" svg:x1="24.187cm" svg:y1="11.16cm" svg:x2="16.619cm" svg:y2="10.451cm" draw:start-shape="id7" draw:start-glue-point="3" draw:end-shape="id5" draw:end-glue-point="1" svg:d="M24187 11160c-5676 0-1892-709-7568-709" svg:viewBox="0 0 7569 710">
          <text:p/>
        </draw:connector>
        <draw:connector draw:style-name="gr12" draw:text-style-name="P11" draw:layer="layout" draw:type="curve" svg:x1="24.187cm" svg:y1="9.572cm" svg:x2="16.619cm" svg:y2="10.451cm" draw:start-shape="id8" draw:start-glue-point="3" draw:end-shape="id5" draw:end-glue-point="1" svg:d="M24187 9572c-5676 0-1892 879-7568 879" svg:viewBox="0 0 7569 880">
          <text:p/>
        </draw:connector>
        <draw:frame draw:style-name="gr17" draw:text-style-name="P12" draw:layer="layout" svg:width="3.008cm" svg:height="0.962cm" svg:x="20.534cm" svg:y="9.88cm">
          <draw:text-box>
            <text:p>creates</text:p>
          </draw:text-box>
        </draw:frame>
        <draw:frame draw:style-name="gr18" draw:text-style-name="P11" draw:layer="layout" svg:width="1.348cm" svg:height="1.348cm" svg:x="6.08cm" svg:y="3.858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1" draw:layer="layout" svg:width="1.348cm" svg:height="1.348cm" svg:x="14.774cm" svg:y="3.75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1" draw:layer="layout" svg:width="1.348cm" svg:height="1.348cm" svg:x="12.352cm" svg:y="13.622cm">
          <draw:image xlink:href="Pictures/1000000100000033000000333423541A.png" xlink:type="simple" xlink:show="embed" xlink:actuate="onLoad" draw:mime-type="image/png">
            <text:p/>
          </draw:image>
        </draw:frame>
        <draw:custom-shape draw:style-name="gr19" draw:text-style-name="P7" xml:id="id9" draw:id="id9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0" draw:id="id10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21" draw:text-style-name="P12" draw:layer="layout" svg:width="3.608cm" svg:height="0.962cm" svg:x="14.854cm" svg:y="5.753cm">
          <draw:text-box>
            <text:p>transaction</text:p>
          </draw:text-box>
        </draw:frame>
        <draw:connector draw:style-name="gr12" draw:text-style-name="P11" draw:layer="layout" draw:type="curve" svg:x1="14.524cm" svg:y1="9.816cm" svg:x2="20.209cm" svg:y2="5.127cm" draw:start-shape="id5" draw:start-glue-point="0" draw:end-shape="id9" draw:end-glue-point="2" svg:d="M14524 9816c0-3516 5685-1172 5685-4689" svg:viewBox="0 0 5686 4690">
          <text:p/>
        </draw:connector>
        <draw:connector draw:style-name="gr12" draw:text-style-name="P11" draw:layer="layout" draw:type="curve" svg:x1="14.595cm" svg:y1="9.939cm" svg:x2="23.066cm" svg:y2="5.127cm" draw:end-shape="id10" draw:end-glue-point="2" svg:d="M14595 9939c0-3202 8471-797 8471-4812" svg:viewBox="0 0 8472 4813">
          <text:p/>
        </draw:connector>
        <draw:custom-shape draw:style-name="gr22" draw:text-style-name="P7" xml:id="id13" draw:id="id13" draw:layer="layout" svg:width="3.491cm" svg:height="1.905cm" svg:x="12.747cm" svg:y="16.557cm">
          <text:p text:style-name="P6">State 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xml:id="id12" draw:id="id12" draw:layer="layout" svg:width="3.81cm" svg:height="1.905cm" svg:x="16.87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1" draw:id="id11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1" draw:layer="layout" draw:type="curve" svg:x1="14.664cm" svg:y1="9.966cm" svg:x2="25.923cm" svg:y2="5.127cm" draw:end-shape="id11" draw:end-glue-point="2" svg:d="M14664 9966c0-3222 11259-803 11259-4839" svg:viewBox="0 0 11260 4840">
          <text:p/>
        </draw:connector>
        <draw:connector draw:style-name="gr12" draw:text-style-name="P11" draw:layer="layout" draw:type="curve" svg:x1="14.524cm" svg:y1="11.086cm" svg:x2="18.78cm" svg:y2="16.557cm" draw:start-shape="id5" draw:start-glue-point="2" draw:end-shape="id12" draw:end-glue-point="0" svg:d="M14524 11086c0 4104 4256 1369 4256 5471" svg:viewBox="0 0 4257 5472">
          <text:p/>
        </draw:connector>
        <draw:connector draw:style-name="gr12" draw:text-style-name="P11" draw:layer="layout" draw:type="curve" svg:x1="14.524cm" svg:y1="11.086cm" svg:x2="14.492cm" svg:y2="16.557cm" draw:start-shape="id5" draw:start-glue-point="2" draw:end-shape="id13" draw:end-glue-point="0" svg:d="M14524 11086c0 4104-32 1369-32 5471" svg:viewBox="0 0 33 5472">
          <text:p/>
        </draw:connector>
        <draw:custom-shape draw:style-name="gr6" draw:text-style-name="P5" xml:id="id14" draw:id="id14" draw:layer="layout" svg:width="3.483cm" svg:height="1.27cm" svg:x="24.177cm" svg:y="12.112cm">
          <text:p text:style-name="P3">OpenAPI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1" draw:layer="layout" draw:type="curve" svg:x1="24.177cm" svg:y1="12.747cm" svg:x2="16.646cm" svg:y2="10.46cm" draw:start-shape="id14" draw:start-glue-point="3" svg:d="M24177 12747c-6054 0-2289-2287-7531-2287" svg:viewBox="0 0 7532 2288">
          <text:p/>
        </draw:connector>
        <draw:frame draw:style-name="gr24" draw:text-style-name="P14" draw:layer="layout" svg:width="14.734cm" svg:height="1.934cm" svg:x="10.842cm" svg:y="1.317cm">
          <draw:text-box>
            <text:p text:style-name="P13"><text:span text:style-name="T2">State Depository Token (SDT) Platform</text:span></text:p>
            <text:p text:style-name="P13"><text:span text:style-name="T3"/></text:p>
          </draw:text-box>
        </draw:frame>
        <draw:frame draw:style-name="gr25" draw:text-style-name="P12" draw:layer="layout" svg:width="2.16cm" svg:height="0.962cm" svg:x="3.857cm" svg:y="11.15cm">
          <draw:text-box>
            <text:p>writes</text:p>
          </draw:text-box>
        </draw:frame>
        <draw:frame draw:style-name="gr15" draw:text-style-name="P12" draw:layer="layout" svg:width="2.937cm" svg:height="1.673cm" svg:x="5.683cm" svg:y="5.677cm">
          <draw:text-box>
            <text:p>retrieves</text:p>
            <text:p>shards</text:p>
          </draw:text-box>
        </draw:frame>
        <draw:frame draw:style-name="gr26" draw:text-style-name="P12" draw:layer="layout" svg:width="3.175cm" svg:height="1.673cm" svg:x="2.948cm" svg:y="3.728cm">
          <draw:text-box>
            <text:p>External Cosigner</text:p>
          </draw:text-box>
        </draw:frame>
        <draw:connector draw:style-name="gr12" draw:text-style-name="P11" draw:layer="layout" draw:type="curve" svg:x1="6.14cm" svg:y1="10.903cm" svg:x2="6.121cm" svg:y2="12.112cm" draw:start-shape="id3" draw:start-glue-point="2" draw:end-shape="id15" draw:end-glue-point="0" svg:d="M6140 10903c0 907-19 303-19 1209" svg:viewBox="0 0 20 1210">
          <text:p/>
        </draw:connector>
        <draw:connector draw:style-name="gr27" draw:text-style-name="P11" draw:layer="layout" draw:type="lines" draw:line-skew="-0.284cm" svg:x1="6.14cm" svg:y1="10.903cm" svg:x2="11.825cm" svg:y2="13.891cm" draw:start-shape="id3" draw:start-glue-point="2" draw:end-shape="id16" draw:end-glue-point="3" svg:d="M6140 10903v257l5143 2731h542" svg:viewBox="0 0 5686 2989">
          <text:p/>
        </draw:connector>
        <draw:connector draw:style-name="gr28" draw:text-style-name="P11" draw:layer="layout" draw:type="lines" svg:x1="6.14cm" svg:y1="8.998cm" svg:x2="12.398cm" svg:y2="4.333cm" draw:start-shape="id3" draw:start-glue-point="0" draw:end-shape="id1" draw:end-glue-point="3" svg:d="M6140 8998v-542l5716-4123h542" svg:viewBox="0 0 6259 466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09T09:24:23.715392514</dc:date>
    <meta:editing-duration>PT2H27M13S</meta:editing-duration>
    <meta:editing-cycles>29</meta:editing-cycles>
    <meta:generator>LibreOffice/24.8.3.2$Linux_X86_64 LibreOffice_project/e14c9fdd1f585efcbb2c5363087a99d20928d522</meta:generator>
    <meta:document-statistic meta:object-count="47"/>
  </office:meta>
</office:document-meta>
</file>